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382798">
      <style:text-properties fo:color="#3deb3d" fo:font-weight="bold" style:font-weight-asian="bold" style:font-weight-complex="bold"/>
    </style:style>
    <style:style style:family="paragraph" style:list-style-name="OTK_DEFAULT_LIST" style:name="a3f022d">
      <style:paragraph-properties/>
      <style:text-properties/>
    </style:style>
    <style:style style:family="paragraph" style:list-style-name="OTK_DEFAULT_LIST" style:name="a50f6f5">
      <style:paragraph-properties/>
    </style:style>
    <style:style style:family="paragraph" style:list-style-name="ListStyle-ImageLabel" style:name="a7dd1a8" style:parent-style-name="Standard">
      <style:paragraph-properties/>
    </style:style>
    <style:style style:family="text" style:name="a811a6d">
      <style:text-properties fo:color="#3deb3d" fo:font-weight="bold" style:font-weight-asian="bold" style:font-weight-complex="bold"/>
    </style:style>
    <style:style style:family="paragraph" style:list-style-name="ListStyle-LetterLowerCaseLabel" style:name="a9a6339" style:parent-style-name="Standard">
      <style:paragraph-properties/>
      <style:text-properties/>
    </style:style>
    <style:style style:family="text" style:name="ad070f9">
      <style:text-properties fo:color="#3deb3d" fo:font-weight="bold" style:font-weight-asian="bold" style:font-weight-complex="bold"/>
    </style:style>
    <style:style style:family="paragraph" style:list-style-name="ListStyle-RomanLowerCaseLabel" style:name="a21001b" style:parent-style-name="Standard">
      <style:paragraph-properties/>
      <style:text-properties/>
    </style:style>
    <style:style style:family="text" style:name="ac2a1c9">
      <style:text-properties fo:color="#3deb3d" fo:font-weight="bold" style:font-weight-asian="bold" style:font-weight-complex="bold"/>
    </style:style>
    <style:style style:family="text" style:name="a5a7a56">
      <style:text-properties fo:color="#3deb3d" fo:font-weight="bold" style:font-weight-asian="bold" style:font-weight-complex="bold"/>
    </style:style>
    <style:style style:family="paragraph" style:list-style-name="ListStyle-LetterLowerCaseLabel" style:name="a4490a9" style:parent-style-name="Standard">
      <style:paragraph-properties/>
      <style:text-properties/>
    </style:style>
    <style:style style:family="text" style:name="af093da">
      <style:text-properties fo:color="#3deb3d" fo:font-weight="bold" style:font-weight-asian="bold" style:font-weight-complex="bold"/>
    </style:style>
    <style:style style:family="paragraph" style:list-style-name="ListStyle-LetterUpperCaseLabel" style:name="a65485a" style:parent-style-name="Standard">
      <style:paragraph-properties/>
      <style:text-properties/>
    </style:style>
    <style:style style:family="text" style:name="a73668b">
      <style:text-properties fo:color="#3deb3d" fo:font-weight="bold" style:font-weight-asian="bold" style:font-weight-complex="bold"/>
    </style:style>
    <style:style style:family="text" style:name="afd6d4a">
      <style:text-properties fo:color="#3deb3d" fo:font-weight="bold" style:font-weight-asian="bold" style:font-weight-complex="bold"/>
    </style:style>
    <style:style style:family="paragraph" style:list-style-name="ListStyle-LetterLowerCaseLabel" style:name="a674bc5" style:parent-style-name="Standard">
      <style:paragraph-properties/>
      <style:text-properties/>
    </style:style>
    <style:style style:family="text" style:name="a8cfe1b">
      <style:text-properties fo:color="#3deb3d" fo:font-weight="bold" style:font-weight-asian="bold" style:font-weight-complex="bold"/>
    </style:style>
    <style:style style:family="text" style:name="a06f2ef">
      <style:text-properties fo:color="#3deb3d" fo:font-weight="bold" style:font-weight-asian="bold" style:font-weight-complex="bold"/>
    </style:style>
    <style:style style:family="paragraph" style:list-style-name="ListStyle-RomanLowerCaseLabel" style:name="a4326d2" style:parent-style-name="Standard">
      <style:paragraph-properties/>
      <style:text-properties/>
    </style:style>
    <style:style style:family="text" style:name="a14f420">
      <style:text-properties fo:color="#3deb3d" fo:font-weight="bold" style:font-weight-asian="bold" style:font-weight-complex="bold"/>
    </style:style>
    <style:style style:family="text" style:name="aba76c1">
      <style:text-properties fo:color="#3deb3d" fo:font-weight="bold" style:font-weight-asian="bold" style:font-weight-complex="bold"/>
    </style:style>
    <style:style style:family="text" style:name="a5474ec">
      <style:text-properties fo:color="#3deb3d" fo:font-weight="bold" style:font-weight-asian="bold" style:font-weight-complex="bold"/>
    </style:style>
    <style:style style:family="paragraph" style:list-style-name="ListStyle-LetterLowerCaseLabel" style:name="a24206d" style:parent-style-name="Standard">
      <style:paragraph-properties/>
      <style:text-properties/>
    </style:style>
    <style:style style:family="text" style:name="a56aad2">
      <style:text-properties fo:color="#3deb3d" fo:font-weight="bold" style:font-weight-asian="bold" style:font-weight-complex="bold"/>
    </style:style>
    <style:style style:family="paragraph" style:list-style-name="ListStyle-RomanUpperCaseLabel" style:name="aa24df8" style:parent-style-name="Standard">
      <style:paragraph-properties/>
      <style:text-properties/>
    </style:style>
    <style:style style:family="text" style:name="ab467ed">
      <style:text-properties fo:color="#3deb3d" fo:font-weight="bold" style:font-weight-asian="bold" style:font-weight-complex="bold"/>
    </style:style>
    <style:style style:family="text" style:name="a7343f0">
      <style:text-properties fo:color="#3deb3d" fo:font-weight="bold" style:font-weight-asian="bold" style:font-weight-complex="bold"/>
    </style:style>
    <style:style style:family="paragraph" style:list-style-name="ListStyle-LetterLowerCaseLabel" style:name="aecabe9" style:parent-style-name="Standard">
      <style:paragraph-properties/>
      <style:text-properties/>
    </style:style>
    <style:style style:family="text" style:name="a604774">
      <style:text-properties fo:color="#3deb3d" fo:font-weight="bold" style:font-weight-asian="bold" style:font-weight-complex="bold"/>
    </style:style>
    <style:style style:family="text" style:name="a8cac48">
      <style:text-properties fo:color="#3deb3d" fo:font-weight="bold" style:font-weight-asian="bold" style:font-weight-complex="bold"/>
    </style:style>
    <style:style style:family="paragraph" style:list-style-name="ListStyle-RomanLowerCaseLabel" style:name="a03440d" style:parent-style-name="Standard">
      <style:paragraph-properties/>
      <style:text-properties/>
    </style:style>
    <style:style style:family="text" style:name="af82c7d">
      <style:text-properties fo:color="#3deb3d" fo:font-weight="bold" style:font-weight-asian="bold" style:font-weight-complex="bold"/>
    </style:style>
    <style:style style:family="text" style:name="ad040c7">
      <style:text-properties fo:color="#3deb3d" fo:font-weight="bold" style:font-weight-asian="bold" style:font-weight-complex="bold"/>
    </style:style>
    <style:style style:family="text" style:name="acb8f81">
      <style:text-properties fo:color="#3deb3d" fo:font-weight="bold" style:font-weight-asian="bold" style:font-weight-complex="bold"/>
    </style:style>
    <style:style style:family="paragraph" style:list-style-name="ListStyle-LetterLowerCaseLabel" style:name="a1b134e" style:parent-style-name="Standard">
      <style:paragraph-properties/>
      <style:text-properties/>
    </style:style>
    <style:style style:family="text" style:name="af909cd">
      <style:text-properties fo:color="#3deb3d" fo:font-weight="bold" style:font-weight-asian="bold" style:font-weight-complex="bold"/>
    </style:style>
    <style:style style:family="text" style:name="a51ab18">
      <style:text-properties fo:color="#3deb3d" fo:font-weight="bold" style:font-weight-asian="bold" style:font-weight-complex="bold"/>
    </style:style>
    <style:style style:family="paragraph" style:list-style-name="ListStyle-LetterUpperCaseLabel" style:name="a3103de" style:parent-style-name="Standard">
      <style:paragraph-properties/>
      <style:text-properties/>
    </style:style>
    <style:style style:family="text" style:name="a6705f9">
      <style:text-properties fo:color="#3deb3d" fo:font-weight="bold" style:font-weight-asian="bold" style:font-weight-complex="bold"/>
    </style:style>
    <style:style style:family="text" style:name="a0852c2">
      <style:text-properties fo:color="#3deb3d" fo:font-weight="bold" style:font-weight-asian="bold" style:font-weight-complex="bold"/>
    </style:style>
    <style:style style:family="text" style:name="a8da299">
      <style:text-properties fo:color="#3deb3d" fo:font-weight="bold" style:font-weight-asian="bold" style:font-weight-complex="bold"/>
    </style:style>
    <style:style style:family="paragraph" style:list-style-name="ListStyle-LetterLowerCaseLabel" style:name="a7ead43" style:parent-style-name="Standard">
      <style:paragraph-properties/>
      <style:text-properties/>
    </style:style>
    <style:style style:family="text" style:name="a4954ab">
      <style:text-properties fo:color="#3deb3d" fo:font-weight="bold" style:font-weight-asian="bold" style:font-weight-complex="bold"/>
    </style:style>
    <style:style style:family="text" style:name="ac9f1b3">
      <style:text-properties fo:color="#3deb3d" fo:font-weight="bold" style:font-weight-asian="bold" style:font-weight-complex="bold"/>
    </style:style>
    <style:style style:family="text" style:name="a02f9d9">
      <style:text-properties fo:color="#3deb3d" fo:font-weight="bold" style:font-weight-asian="bold" style:font-weight-complex="bold"/>
    </style:style>
    <style:style style:family="paragraph" style:list-style-name="ListStyle-RomanLowerCaseLabel" style:name="a90a96c" style:parent-style-name="Standard">
      <style:paragraph-properties/>
      <style:text-properties/>
    </style:style>
    <style:style style:family="text" style:name="a63f5d0">
      <style:text-properties fo:color="#3deb3d" fo:font-weight="bold" style:font-weight-asian="bold" style:font-weight-complex="bold"/>
    </style:style>
    <style:style style:family="text" style:name="a64fc85">
      <style:text-properties fo:color="#3deb3d" fo:font-weight="bold" style:font-weight-asian="bold" style:font-weight-complex="bold"/>
    </style:style>
    <style:style style:family="text" style:name="a1ecedc">
      <style:text-properties fo:color="#3deb3d" fo:font-weight="bold" style:font-weight-asian="bold" style:font-weight-complex="bold"/>
    </style:style>
    <style:style style:family="text" style:name="a623964">
      <style:text-properties fo:color="#3deb3d" fo:font-weight="bold" style:font-weight-asian="bold" style:font-weight-complex="bold"/>
    </style:style>
    <style:style style:family="paragraph" style:list-style-name="ListStyle-LetterLowerCaseLabel" style:name="a8503ec" style:parent-style-name="Standard">
      <style:paragraph-properties/>
      <style:text-properties/>
    </style:style>
    <style:style style:family="paragraph" style:list-style-name="OTK_DEFAULT_LIST" style:name="a3f710c">
      <style:paragraph-properties/>
    </style:style>
    <style:style style:family="paragraph" style:list-style-name="ListStyle-ImageLabel" style:name="a838010" style:parent-style-name="Standard">
      <style:paragraph-properties/>
    </style:style>
    <style:style style:family="text" style:name="a1ab262">
      <style:text-properties fo:color="#3deb3d" fo:font-weight="bold" style:font-weight-asian="bold" style:font-weight-complex="bold"/>
    </style:style>
    <style:style style:family="paragraph" style:list-style-name="ListStyle-LetterUpperCaseLabel" style:name="ac626ad" style:parent-style-name="Standard">
      <style:paragraph-properties/>
      <style:text-properties/>
    </style:style>
    <style:style style:family="text" style:name="a3f63cc">
      <style:text-properties fo:color="#3deb3d" fo:font-weight="bold" style:font-weight-asian="bold" style:font-weight-complex="bold"/>
    </style:style>
    <style:style style:family="paragraph" style:list-style-name="ListStyle-RomanUpperCaseLabel" style:name="ad31706" style:parent-style-name="Standard">
      <style:paragraph-properties/>
      <style:text-properties/>
    </style:style>
    <style:style style:family="text" style:name="a705bdf">
      <style:text-properties fo:color="#3deb3d" fo:font-weight="bold" style:font-weight-asian="bold" style:font-weight-complex="bold"/>
    </style:style>
    <style:style style:family="text" style:name="aaeb4d2">
      <style:text-properties fo:color="#3deb3d" fo:font-weight="bold" style:font-weight-asian="bold" style:font-weight-complex="bold"/>
    </style:style>
    <style:style style:family="paragraph" style:list-style-name="ListStyle-LetterUpperCaseLabel" style:name="af0e6fb" style:parent-style-name="Standard">
      <style:paragraph-properties/>
      <style:text-properties/>
    </style:style>
    <style:style style:family="paragraph" style:list-style-name="ListStyle-ImageLabel" style:name="add7eff">
      <style:paragraph-properties/>
    </style:style>
    <style:style style:family="paragraph" style:list-style-name="ListStyle-ImageLabel" style:name="af82110">
      <style:paragraph-properties/>
    </style:style>
    <style:style style:family="paragraph" style:list-style-name="ListStyle-ImageLabel" style:name="a7f84de">
      <style:paragraph-properties/>
    </style:style>
    <style:style style:family="paragraph" style:list-style-name="ListStyle-ImageLabel" style:name="a252fe7">
      <style:paragraph-properties/>
    </style:style>
    <style:style style:family="paragraph" style:list-style-name="ListStyle-ImageLabel" style:name="a761d4c">
      <style:paragraph-properties/>
    </style:style>
    <text:list-style style:name="ListStyle-RomanLow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Low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RomanUpp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Upp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image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Standard">This is a test for resolving the list style being used for a list label.<text:s/></text:p>
      <text:list text:continue-numbering="true" text:style-name="ListStyle-ImageLabel" xml:id="list6357203421921001764">
        <text:list-item>
          <text:p text:style-name="a761d4c">The first level list uses a upper case roman numbering.</text:p>
        </text:list-item>
      </text:list>
      <text:list text:continue-numbering="true" text:style-name="ListStyle-ImageLabel" xml:id="list6357203421921001764">
        <text:list-item>
          <text:p text:style-name="a252fe7">The first level list-item overrides with a upper case alphabetic numbering</text:p>
        </text:list-item>
      </text:list>
      <text:list text:continue-numbering="true" text:style-name="ListStyle-ImageLabel" xml:id="list6357203421921001764">
        <text:list-item>
          <text:p text:style-name="a7f84de">The second level list has a lower case roman numbering</text:p>
        </text:list-item>
      </text:list>
      <text:list text:continue-numbering="true" text:style-name="ListStyle-ImageLabel" xml:id="list6357203421921001764">
        <text:list-item>
          <text:p text:style-name="af82110">The second level list-item overrides with a lower-case alphabetic numbering</text:p>
        </text:list-item>
      </text:list>
      <text:list text:continue-numbering="true" text:style-name="ListStyle-ImageLabel" xml:id="list6357203421921001764">
        <text:list-item>
          <text:p text:style-name="add7eff">Finally the paragraph within the list item is referencing to a list label using an image</text:p>
        </text:list-item>
      </text:list>
      <text:list text:continue-numbering="true" text:style-name="ListStyle-LetterUpperCaseLabel">
        <text:list-item>
          <text:p text:style-name="af0e6fb">binary:3<text:s/><text:span text:style-name="aaeb4d2">Roman</text:span>,<text:s/><text:span text:style-name="a705bdf">Alpha</text:span><text:line-break/>Expected: A.</text:p>
        </text:list-item>
      </text:list>
      <text:list text:continue-numbering="true" text:style-name="ListStyle-RomanUpperCaseLabel">
        <text:list-item>
          <text:p text:style-name="ad31706">binary:2<text:s/><text:span text:style-name="a3f63cc">Roman</text:span>, Alpha<text:line-break/>Expected: I.</text:p>
        </text:list-item>
      </text:list>
      <text:list text:continue-numbering="true" text:style-name="ListStyle-LetterUpperCaseLabel">
        <text:list-item>
          <text:p text:style-name="ac626ad">binary:1 Roman,<text:s/><text:span text:style-name="a1ab262">Alpha</text:span><text:line-break/>Expected: A.</text:p>
        </text:list-item>
      </text:list>
      <text:list text:continue-numbering="true" text:style-name="ListStyle-ImageLabel">
        <text:list-item>
          <text:p text:style-name="a838010">binary:0 Roman, Alpha, but list style referenced by paragraph style<text:line-break/>Expected: image label with red bullet</text:p>
        </text:list-item>
      </text:list>
      <text:list text:continue-numbering="true" text:style-name="OTK_DEFAULT_LIST">
        <text:list-item>
          <text:p text:style-name="a3f710c">binary:0 Roman, Alpha no paragraph style<text:line-break/>Expected: Implementation defined - AO/LO: bullet, MSO: no list, Calligra: number</text:p>
        </text:list-item>
      </text:list>
      <text:list text:continue-numbering="true" text:style-name="ListStyle-LetterLowerCaseLabel">
        <text:list-item>
          <text:list>
            <text:list-item>
              <text:p text:style-name="a8503ec">binary:Svante15<text:s/><text:span text:style-name="a623964">Roman</text:span>,<text:s/><text:span text:style-name="a1ecedc">Alpha</text:span>,<text:s/><text:span text:style-name="a64fc85">roman</text:span>,<text:s/><text:span text:style-name="a63f5d0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90a96c">binary:14<text:s/><text:span text:style-name="a02f9d9">Roman</text:span>,<text:s/><text:span text:style-name="ac9f1b3">Alpha</text:span>,<text:s/><text:span text:style-name="a4954ab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7ead43">binary:13<text:s/><text:span text:style-name="a8da299">Roman</text:span>,<text:s/><text:span text:style-name="a0852c2">Alpha</text:span>, roman,<text:s/><text:span text:style-name="a6705f9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3103de">binary:12<text:s/><text:span text:style-name="a51ab18">Roman</text:span>,<text:s/><text:span text:style-name="af909cd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1b134e">binary:11<text:s/><text:span text:style-name="acb8f81">Roman</text:span>, Alpha,<text:s/><text:span text:style-name="ad040c7">roman</text:span>,<text:s/><text:span text:style-name="af82c7d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03440d">binary:10<text:s/><text:span text:style-name="a8cac48">Roman</text:span>, Alpha,<text:s/><text:span text:style-name="a604774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ecabe9">binary:09<text:s/><text:span text:style-name="a7343f0">Roman</text:span>, Alpha, roman,<text:s/><text:span text:style-name="ab467ed">alpha</text:span><text:line-break/>Expected: a.</text:p>
            </text:list-item>
          </text:list>
        </text:list-item>
      </text:list>
      <text:list text:continue-numbering="true" text:style-name="ListStyle-RomanUpperCaseLabel">
        <text:list-item>
          <text:list>
            <text:list-item>
              <text:p text:style-name="aa24df8">binary:08<text:s/><text:span text:style-name="a56aad2">Roman</text:span>, Alpha, roman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24206d">binary:07 Roman,<text:s/><text:span text:style-name="a5474ec">Alpha</text:span>,<text:s/><text:span text:style-name="aba76c1">roman</text:span>,<text:s/><text:span text:style-name="a14f420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4326d2">binary:06 Roman,<text:s/><text:span text:style-name="a06f2ef">Alpha</text:span>,<text:s/><text:span text:style-name="a8cfe1b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674bc5">binary:05 Roman,<text:s/><text:span text:style-name="afd6d4a">Alpha</text:span>, roman,<text:s/><text:span text:style-name="a73668b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65485a">binary:04 Roman,<text:s/><text:span text:style-name="af093da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4490a9">binary:03 Roman, Alpha,<text:s/><text:span text:style-name="a5a7a56">roman</text:span>,<text:s/><text:span text:style-name="ac2a1c9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21001b">binary:02 Roman, Alpha,<text:s/><text:span text:style-name="ad070f9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9a6339">binary:01 Roman, Alpha, roman,<text:s/><text:span text:style-name="a811a6d">alpha</text:span><text:line-break/>Expected: a.</text:p>
            </text:list-item>
          </text:list>
        </text:list-item>
      </text:list>
      <text:list text:continue-numbering="true" text:style-name="ListStyle-ImageLabel">
        <text:list-item>
          <text:list>
            <text:list-item>
              <text:p text:style-name="a7dd1a8">binary:00 Roman, Alpha, roman, alpha, but image list style referenced by paragraph style<text:line-break/>Expected: image label with red bullet</text:p>
            </text:list-item>
          </text:list>
        </text:list-item>
      </text:list>
      <text:list text:continue-numbering="true" text:style-name="OTK_DEFAULT_LIST">
        <text:list-item>
          <text:list>
            <text:list-item>
              <text:p text:style-name="a50f6f5">binary:00 Roman, Alpha, roman, alpha</text:p>
            </text:list-item>
          </text:list>
        </text:list-item>
      </text:list>
      <text:list text:continue-numbering="true" text:style-name="OTK_DEFAULT_LIST">
        <text:list-item>
          <text:list>
            <text:list-header>
              <text:p text:style-name="a3f022d"><text:span text:style-name="a382798">Expected: Implementation defined - AO/LO: bullet, MSO: no list, Calligra: number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 fo:background-color="#ffff00"/>
      <style:text-properties fo:font-weight="bold" style:font-weight-asian="bold" style:font-weight-complex="bold"/>
    </style:style>
    <style:style style:family="paragraph" style:name="Signature" style:parent-style-name="Standard">
      <style:paragraph-properties fo:background-color="#3deb3d"/>
    </style:style>
    <style:style style:display-name="Text body" style:family="paragraph" style:name="Text_20_body" style:parent-style-name="Standard">
      <style:paragraph-properties fo:background-color="#ff0000"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2</dc:date>
    <meta:editing-cycles>2</meta:editing-cycles>
    <meta:editing-duration>PT0.011S</meta:editing-duration>
  </office:meta>
</office:document-meta>
</file>